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0pt" style:font-size-asian="200pt" style:font-size-complex="200pt"/>
    </style:style>
    <style:style style:name="T1" style:family="text">
      <style:text-properties fo:font-size="100pt" style:font-size-asian="100pt" style:font-size-complex="10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ЩооооортТТТ<text:soft-page-break/>ТТТТТТ</text:p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><text:soft-page-break/></text:p>
      <text:p text:style-name="P1"/>
      <text:p text:style-name="P1">Т</text:p>
      <text:p text:style-name="P1"><text:soft-page-break/>Л<text:span text:style-name="T1">РОР</text:span></text:p>
      <text:p text:style-name="P1"><text:span text:style-name="T1">МАМА</text:span></text:p>
      <text:p text:style-name="P1"><text:span text:style-name="T1">ПАПА</text:span></text:p>
      <text:p text:style-name="P1"><text:span text:style-name="T1">КРИСТИНА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ЮЮЮЮЮЮЮЮЮЮЮЮЮЮЮЮ</text:span><text:soft-page-break/><text:span text:style-name="T1">ЮЮЮЮЮЮИТТТТТ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-------=Ю+ЮЮЮЮБ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123456789</text:span></text:p>
      <text:p text:style-name="P1"><text:span text:style-name="T1">10</text:span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**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******************</text:span><text:soft-page-break/><text:span text:style-name="T1">????????????????????????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ЭЭЭЭЭЭЭЭЭЭЭЭЭЭЭЭЭЭЭЭ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ББББББББББББББББЮЮЮЮЮЮЮЮЮЮЮЮ</text:span><text:soft-page-break/><text:span text:style-name="T1">ЮЮ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ЛШШМЛООЛМЛО</text:span><text:soft-page-break/><text:span text:style-name="T1">МЛОМШЩМАГШЩ ИПТ <text:s/>ТЩШИ ЩШИЩ ОЛОМОЛ</text:span><text:soft-page-break/><text:span text:style-name="T1">МЛДЛОМОРПМВРПТТОМПТОТОЯДОЯЧ БЮЯЧЯЬ </text:span><text:soft-page-break/><text:span text:style-name="T1">БЬЯ <text:s text:c="34"/>Я <text:s text:c="9"/>О Р <text:s text:c="6"/>ЮДББДЛСВДЛДЛБЛЧЛЬЛЬЬЛЧ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8T19:46:16.97</meta:creation-date>
    <meta:document-statistic meta:table-count="0" meta:image-count="0" meta:object-count="0" meta:page-count="64" meta:paragraph-count="15" meta:word-count="26" meta:character-count="349"/>
    <dc:date>2021-06-08T19:52:15.67</dc:date>
    <meta:editing-duration>PT5M59S</meta:editing-duration>
    <meta:editing-cycles>1</meta:editing-cycles>
    <meta:generator>OpenOffice/4.1.7$Win32 OpenOffice.org_project/417m1$Build-9800</meta:generator>
  </office:meta>
</office:document-meta>
</file>